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9791in"/>
    </style:style>
    <style:style style:name="co2" style:family="table-column">
      <style:table-column-properties fo:break-before="auto" style:column-width="0.6862in"/>
    </style:style>
    <style:style style:name="co3" style:family="table-column">
      <style:table-column-properties fo:break-before="auto" style:column-width="0.9236in"/>
    </style:style>
    <style:style style:name="co4" style:family="table-column">
      <style:table-column-properties fo:break-before="auto" style:column-width="0.6992in"/>
    </style:style>
    <style:style style:name="ro1" style:family="table-row">
      <style:table-row-properties style:row-height="0.2291in" fo:break-before="auto" style:use-optimal-row-height="false"/>
    </style:style>
    <style:style style:name="ro2" style:family="table-row">
      <style:table-row-properties style:row-height="0.2398in" fo:break-before="auto" style:use-optimal-row-height="false"/>
    </style:style>
    <style:style style:name="ro3" style:family="table-row">
      <style:table-row-properties style:row-height="0.1665in" fo:break-before="auto" style:use-optimal-row-height="false"/>
    </style:style>
    <style:style style:name="ro4" style:family="table-row">
      <style:table-row-properties style:row-height="0.3193in" fo:break-before="auto" style:use-optimal-row-height="fals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3472in" fo:break-before="auto" style:use-optimal-row-height="false"/>
    </style:style>
    <style:style style:name="ta1" style:family="table" style:master-page-name="PageStyle_5f_Sheet1_20__20__28_3_29_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Normal_5f_SOLCharts.xls" style:data-style-name="N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Normal_5f_SOLCharts.xls" style:data-style-name="N2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Normal_5f_SOLCharts.xls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Normal_5f_SOLCharts.xls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5f_SOLCharts.xls" style:data-style-name="N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Normal_5f_SOLCharts.xls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Normal_5f_SOLCharts.xls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Normal_5f_SOLCharts.xls" style:data-style-name="N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OLCharts.xls" style:data-style-name="N2">
      <style:table-cell-properties style:diagonal-bl-tr="none" style:diagonal-tl-br="none" fo:background-color="transparent" fo:border="none" fo:padding="0.028in" style:rotation-align="none"/>
      <style:text-properties fo:color="#993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5f_SOLCharts.xls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5f_SOLCharts.xls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Normal_5f_SOLCharts.xls" style:data-style-name="N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)" style:apply-style-name="Excel_5f_CondFormat_5f_1_5f_1_5f_1" style:base-cell-address="'Sheet1  (3)'.H6"/>
    </style:style>
    <style:style style:name="ce14" style:family="table-cell" style:parent-style-name="Normal_5f_SOLCharts.xls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)" style:apply-style-name="Excel_5f_CondFormat_5f_1_5f_1_5f_1" style:base-cell-address="'Sheet1  (3)'.H6"/>
    </style:style>
    <style:style style:name="ce15" style:family="table-cell" style:parent-style-name="Normal_5f_SOLCharts.xls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)" style:apply-style-name="Excel_5f_CondFormat_5f_1_5f_1_5f_1" style:base-cell-address="'Sheet1  (3)'.H6"/>
    </style:style>
    <style:style style:name="ce16" style:family="table-cell" style:parent-style-name="Normal_5f_SOLCharts.xls" style:data-style-name="N1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0)" style:apply-style-name="Excel_5f_CondFormat_5f_1_5f_2_5f_1" style:base-cell-address="'Sheet1  (3)'.J6"/>
    </style:style>
    <style:style style:name="ce17" style:family="table-cell" style:parent-style-name="Normal_5f_SOLCharts.xls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0)" style:apply-style-name="Excel_5f_CondFormat_5f_1_5f_2_5f_1" style:base-cell-address="'Sheet1  (3)'.J6"/>
    </style:style>
    <style:style style:name="ce18" style:family="table-cell" style:parent-style-name="Normal_5f_SOLCharts.xls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-is-between(-1,-100)" style:apply-style-name="Excel_5f_CondFormat_5f_1_5f_2_5f_1" style:base-cell-address="'Sheet1  (3)'.J6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  (3)" table:style-name="ta1" table:print-ranges="'Sheet1  (3)'.A1:'Sheet1  (3)'.K3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number-columns-repeated="5" table:default-cell-style-name="ce2"/>
        <table:table-column table:style-name="co4" table:number-columns-repeated="246" table:default-cell-style-name="ce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>
            <text:p>Standards of Learning Assessment Spring Results</text:p>
          </table:table-cell>
          <table:table-cell table:number-columns-repeated="1023"/>
        </table:table-row>
        <table:table-header-rows>
          <table:table-row table:style-name="ro2">
            <table:table-cell table:style-name="ce1" office:value-type="string" calcext:value-type="string">
              <text:p>Percent of Students Passing Statewide, 1998-2002</text:p>
            </table:table-cell>
            <table:table-cell table:number-columns-repeated="2"/>
            <table:table-cell table:style-name="ce10"/>
            <table:table-cell table:number-columns-repeated="1020"/>
          </table:table-row>
          <table:table-row table:style-name="ro3">
            <table:table-cell table:number-columns-repeated="1024"/>
          </table:table-row>
          <table:table-row table:style-name="ro4">
            <table:table-cell table:number-columns-repeated="6"/>
            <table:table-cell table:style-name="ce11" office:value-type="string" calcext:value-type="string">
              <text:p>Change from 1998 to 1999</text:p>
            </table:table-cell>
            <table:table-cell table:style-name="ce11" office:value-type="string" calcext:value-type="string">
              <text:p>Change from 1999 to 2000</text:p>
            </table:table-cell>
            <table:table-cell table:style-name="ce11" office:value-type="string" calcext:value-type="string">
              <text:p>Change from 2000 to 2001</text:p>
            </table:table-cell>
            <table:table-cell table:style-name="ce11" office:value-type="string" calcext:value-type="string">
              <text:p>Change from 2001 to 2002</text:p>
            </table:table-cell>
            <table:table-cell table:style-name="ce11" office:value-type="string" calcext:value-type="string">
              <text:p>Change from 1998 to 2002</text:p>
            </table:table-cell>
            <table:table-cell table:number-columns-repeated="1013"/>
          </table:table-row>
        </table:table-header-rows>
        <table:table-row table:style-name="ro3">
          <table:table-cell table:style-name="ce3" office:value-type="string" calcext:value-type="string">
            <text:p>Grade 3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02" calcext:value-type="float">
            <text:p>2002</text:p>
          </table:table-cell>
          <table:table-cell table:style-name="ce9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<text:s text:c="4"/>English</text:p>
          </table:table-cell>
          <table:table-cell table:style-name="ce6" office:value-type="float" office:value="55" calcext:value-type="float">
            <text:p>55</text:p>
          </table:table-cell>
          <table:table-cell table:number-columns-repeated="2" table:style-name="ce6" office:value-type="float" office:value="61" calcext:value-type="float">
            <text:p>61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Mathematics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History &amp; Social Science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Science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/>
          <table:table-cell table:style-name="ce6" table:number-columns-repeated="6"/>
          <table:table-cell table:style-name="ce13" table:number-columns-repeated="2"/>
          <table:table-cell table:style-name="ce16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Grade 5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02" calcext:value-type="float">
            <text:p>2002</text:p>
          </table:table-cell>
          <table:table-cell table:style-name="ce12"/>
          <table:table-cell table:style-name="ce14" table:number-columns-repeated="2"/>
          <table:table-cell table:style-name="ce17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English:RLR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Writing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6" office:value-type="float" office:value="81" calcext:value-type="float">
            <text:p>81</text:p>
          </table:table-cell>
          <table:table-cell table:number-columns-repeated="2" table:style-name="ce6" office:value-type="float" office:value="84" calcext:value-type="float">
            <text:p>84</text:p>
          </table:table-cell>
          <table:table-cell table:style-name="ce6" office:value-type="float" office:value="16" calcext:value-type="float">
            <text:p>1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Math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4" calcext:value-type="float">
            <text:p>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History &amp; Social Science 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12" calcext:value-type="float">
            <text:p>12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9" calcext:value-type="float">
            <text:p>3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Science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8" calcext:value-type="float">
            <text:p>8</text:p>
          </table:table-cell>
          <table:table-cell table:style-name="ce13" office:value-type="float" office:value="-3" calcext:value-type="float">
            <text:p>-3</text:p>
          </table:table-cell>
          <table:table-cell table:style-name="ce13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7" calcext:value-type="float">
            <text:p>17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Computer/Tech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3" calcext:value-type="float">
            <text:p>-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/>
          <table:table-cell table:style-name="ce6" table:number-columns-repeated="6"/>
          <table:table-cell table:style-name="ce13" table:number-columns-repeated="2"/>
          <table:table-cell table:style-name="ce16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Grade 8</text:p>
          </table:table-cell>
          <table:table-cell table:style-name="ce7" office:value-type="string" calcext:value-type="string">
            <text:p>1998</text:p>
          </table:table-cell>
          <table:table-cell table:style-name="ce7" office:value-type="string" calcext:value-type="string">
            <text:p>1999</text:p>
          </table:table-cell>
          <table:table-cell table:style-name="ce7" office:value-type="string" calcext:value-type="string">
            <text:p>2000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02" calcext:value-type="float">
            <text:p>2002</text:p>
          </table:table-cell>
          <table:table-cell table:style-name="ce12"/>
          <table:table-cell table:style-name="ce14" table:number-columns-repeated="2"/>
          <table:table-cell table:style-name="ce17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English:RLR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Writing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Math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History &amp; Social Science 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5" calcext:value-type="float">
            <text:p>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43" calcext:value-type="float">
            <text:p>4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Science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Computer/Tech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13" calcext:value-type="float">
            <text:p>13</text:p>
          </table:table-cell>
          <table:table-cell table:number-columns-repeated="1013"/>
        </table:table-row>
        <table:table-row table:style-name="ro3">
          <table:table-cell/>
          <table:table-cell table:style-name="ce6" table:number-columns-repeated="6"/>
          <table:table-cell table:style-name="ce13" table:number-columns-repeated="2"/>
          <table:table-cell table:style-name="ce16" table:number-columns-repeated="2"/>
          <table:table-cell table:number-columns-repeated="1013"/>
        </table:table-row>
        <table:table-row table:style-name="ro3">
          <table:table-cell table:style-name="ce3" office:value-type="string" calcext:value-type="string">
            <text:p>High School</text:p>
          </table:table-cell>
          <table:table-cell table:style-name="ce7" office:value-type="string" calcext:value-type="string">
            <text:p>1998</text:p>
          </table:table-cell>
          <table:table-cell table:style-name="ce7" office:value-type="string" calcext:value-type="string">
            <text:p>1999</text:p>
          </table:table-cell>
          <table:table-cell table:style-name="ce7" office:value-type="string" calcext:value-type="string">
            <text:p>2000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2002" calcext:value-type="float">
            <text:p>2002</text:p>
          </table:table-cell>
          <table:table-cell table:style-name="ce12"/>
          <table:table-cell table:style-name="ce14" table:number-columns-repeated="2"/>
          <table:table-cell table:style-name="ce17" table:number-columns-repeated="2"/>
          <table:table-cell table:number-columns-repeated="1013"/>
        </table:table-row>
        <table:table-row table:style-name="ro3">
          <table:table-cell office:value-type="string" calcext:value-type="string">
            <text:p>English:RLR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4" calcext:value-type="float">
            <text:p>1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Writing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-1" calcext:value-type="float">
            <text:p>-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<text:s text:c="5"/>Algebra I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Algebra II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0" calcext:value-type="float">
            <text:p>2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Geometry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U. S. History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42" calcext:value-type="float">
            <text:p>4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World History I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World History II 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6" calcext:value-type="float">
            <text:p>6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4"/>World Geography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74" calcext:value-type="float">
            <text:p>74</text:p>
          </table:table-cell>
          <table:table-cell table:style-name="ce8" office:value-type="string" calcext:value-type="string">
            <text:p>N/A</text:p>
          </table:table-cell>
          <table:table-cell table:style-name="ce15" office:value-type="string" calcext:value-type="string">
            <text:p>N/A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-3" calcext:value-type="float">
            <text:p>-3</text:p>
          </table:table-cell>
          <table:table-cell table:style-name="ce18" office:value-type="string" calcext:value-type="string">
            <text:p>N/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Earth Science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7" calcext:value-type="float">
            <text:p>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Biology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9" calcext:value-type="float">
            <text:p>9</text:p>
          </table:table-cell>
          <table:table-cell table:style-name="ce13" office:value-type="float" office:value="-2" calcext:value-type="float">
            <text:p>-2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<text:s text:c="5"/>Chemistry</text:p>
          </table:table-cell>
          <table:table-cell table:style-name="ce6" office:value-type="float" office:value="54" calcext:value-type="float">
            <text:p>54</text:p>
          </table:table-cell>
          <table:table-cell table:number-columns-repeated="2" table:style-name="ce6" office:value-type="float" office:value="64" calcext:value-type="float">
            <text:p>64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6">
          <table:table-cell table:style-name="ce4" office:value-type="string" calcext:value-type="string">
            <text:p>Spring pass rates do not include summer or fall results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9" table:number-columns-repeated="5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9" table:number-columns-repeated="5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9" table:number-columns-repeated="5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/>
          <table:table-cell table:style-name="ce9" table:number-columns-repeated="5"/>
          <table:table-cell table:number-columns-repeated="1018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 table:number-columns-repeated="11"/>
          <table:table-cell office:value-type="string" calcext:value-type="string">
            <text:p><text:s text:c="5"/>September 2000</text:p>
          </table:table-cell>
          <table:table-cell table:number-columns-repeated="1012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'Sheet1  (3)'.$A$1" table:cell-range-address="$'Sheet1  (3)'.$A$1:.$K$39" table:range-usable-as="print-range"/>
          <table:named-range table:name="Excel_BuiltIn_Print_Titles" table:base-cell-address="$'Sheet1  (3)'.$A$1" table:cell-range-address="$'Sheet1  (3)'.$A$2:.$AMJ$4" table:range-usable-as="repeat-column repeat-row"/>
        </table:named-expressions>
        <calcext:conditional-formats>
          <calcext:conditional-format calcext:target-range-address="'Sheet1  (3)'.H6:'Sheet1  (3)'.I39">
            <calcext:condition calcext:apply-style-name="Excel_CondFormat_1_1_1" calcext:value="between(-1,-10)" calcext:base-cell-address="'Sheet1  (3)'.H6"/>
          </calcext:conditional-format>
          <calcext:conditional-format calcext:target-range-address="'Sheet1  (3)'.J6:'Sheet1  (3)'.K39">
            <calcext:condition calcext:apply-style-name="Excel_CondFormat_1_2_1" calcext:value="between(-1,-100)" calcext:base-cell-address="'Sheet1  (3)'.J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Geneva" svg:font-family="Genev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Geneva" fo:font-size="9pt" style:font-name-asian="Droid Sans" style:font-size-asian="9pt" style:font-name-complex="Geneva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OLCharts.xls" style:display-name="Normal_SOLCharts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993300"/>
    </style:style>
    <style:style style:name="Excel_5f_CondFormat_5f_1_5f_2_5f_1" style:display-name="Excel_CondFormat_1_2_1" style:family="table-cell" style:parent-style-name="Default"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25in" fo:margin-left="0.25in" fo:margin-right="0.25in" style:first-page-number="continue" style:scale-to="8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svg:height="0in" fo:margin-left="0.498in" fo:margin-right="0.49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_20__20__28_3_29_" style:display-name="PageStyle_Sheet1  (3)" style:page-layout-name="Mpm3">
      <style:header style:display="false"/>
      <style:header-left style:display="false"/>
      <style:footer>
        <style:region-left>
          <text:p><text:span text:style-name="MT1">Virginia Department of Education</text:span></text:p>
          <text:p><text:span text:style-name="MT1">Division of Assessment and Reporting</text:span></text:p>
          <text:p><text:span text:style-name="MT1">Spring pass rates do not include fummer or fall results</text:span></text:p>
        </style:region-left>
        <style:region-right>
          <text:p><text:span text:style-name="MT2"/></text:p>
          <text:p><text:span text:style-name="MT1">October 2002</text:span></text:p>
        </style:region-right>
      </style:footer>
      <style:footer-left style:display="false">
        <style:region-left>
          <text:p><text:span text:style-name="MT1">Virginia Department of Education</text:span></text:p>
          <text:p><text:span text:style-name="MT1">Division of Assessment and Reporting</text:span></text:p>
          <text:p><text:span text:style-name="MT1">Spring pass rates do not include fummer or fall results</text:span></text:p>
        </style:region-left>
        <style:region-right>
          <text:p><text:span text:style-name="MT2"/></text:p>
          <text:p><text:span text:style-name="MT1">October 2002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 Department of Education</meta:initial-creator>
    <meta:creation-date>2000-09-07T12:48:40</meta:creation-date>
    <dc:creator>Virginia Department of Education</dc:creator>
    <meta:print-date>2002-09-24T18:32:57</meta:print-date>
    <meta:document-statistic meta:table-count="1" meta:cell-count="341" meta:object-count="0"/>
    <meta:generator>LibreOffice/4.1.2.3$Linux_X86_64 LibreOffice_project/410m0$Build-3</meta:generator>
  </office:meta>
</office:document-meta>
</file>